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ebec" officeooo:paragraph-rsid="0000eb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prueba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3-05-03T20:04:38.682000000</dc:date>
    <meta:editing-duration>PT7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</office:meta>
</office:document-meta>
</file>